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27b65" officeooo:paragraph-rsid="00027b65"/>
    </style:style>
    <style:style style:name="P2" style:family="paragraph" style:parent-style-name="Preformatted_20_Text">
      <style:text-properties fo:font-size="15pt" officeooo:rsid="00027b65" officeooo:paragraph-rsid="00027b65" style:font-size-asian="15pt" style:font-size-complex="15pt"/>
    </style:style>
    <style:style style:name="P3" style:family="paragraph" style:parent-style-name="Preformatted_20_Text">
      <style:text-properties fo:font-size="15pt" officeooo:rsid="00027b65" officeooo:paragraph-rsid="0003a9af" style:font-size-asian="15pt" style:font-size-complex="15pt"/>
    </style:style>
    <style:style style:name="P4" style:family="paragraph" style:parent-style-name="Preformatted_20_Text">
      <style:text-properties fo:font-size="11pt" officeooo:rsid="00027b65" officeooo:paragraph-rsid="00027b65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799 Ài台語，愛台語</text:p>
        <text:p text:style-name="P2"/>
        <text:p text:style-name="P2">愛台語，愛台語</text:p>
        <text:p text:style-name="P2">Ài Tâi-gí, ài Tâi-gí</text:p>
        <text:p text:style-name="P2"/>
        <text:p text:style-name="P2">咱愛一種語言，</text:p>
        <text:p text:style-name="P2">Lán ài tsi̍t tsióng gí-giân, </text:p>
        <text:p text:style-name="P2"/>
        <text:p text:style-name="P2">愛的常在毋但語言本身，</text:p>
        <text:p text:style-name="P2">ài --ê tshiâng-tsāi m̄-nā gí-giân pún-sin, </text:p>
        <text:p text:style-name="P2"/>
        <text:p text:style-name="P2">閣包括透過這个語言傳承的文化寶藏。</text:p>
        <text:p text:style-name="P2"><text:span text:style-name="T1">koh pau-kuat thàu-kuè tsit ê gí-giân thuân-sîng ê bûn-huà pó-tsōng.</text:span> </text:p>
        <text:p text:style-name="P2"/>
        <text:p text:style-name="P2">翻頭來講，</text:p>
        <text:p text:style-name="P2">Huan-thâu lâi kóng, </text:p>
        <text:p text:style-name="P2"/>
        <text:p text:style-name="P2">欲愛咱的文化，</text:p>
        <text:p text:style-name="P2">beh ài lán ê bûn-huà, </text:p>
        <text:p text:style-name="P2"/>
        <text:p text:style-name="P2">著愛對愛咱的語言做起；</text:p>
        <text:p text:style-name="P2">tio̍h ài uì ài lán ê gí-giân tsò-khí; </text:p>
        <text:p text:style-name="P2"/>
        <text:p text:style-name="P2">就算學語言毋是輕可代，</text:p>
        <text:p text:style-name="P2">tō sǹg o̍h gí-giân m̄ sī khin-khó tāi, </text:p>
        <text:p text:style-name="P2"/>
        <text:p text:style-name="P2">嘛著骨力試看覓，</text:p>
        <text:p text:style-name="P2">mā tio̍h kut-la̍t tshì-khuànn-māi, </text:p>
        <text:p text:style-name="P2"/>
        <text:p text:style-name="P2">無論你的母語是原住民族語、客語，或者台語。</text:p>
        <text:p text:style-name="P4">bô-lūn lí ê bú-gí sī guân-tsū-bîn tso̍k-gí, Kheh-gí, hi̍k-tsiá Tâi-gí.</text:p>
        <text:p text:style-name="P2"/>
        <text:p text:style-name="P2">講著學習語言的動機，</text:p>
        <text:p text:style-name="P2">Kóng-tio̍h ha̍k-si̍p gí-giân ê tōng-ki, </text:p>
        <text:p text:style-name="P2"/>
        <text:p text:style-name="P2">人人無仝，</text:p>
        <text:p text:style-name="P2">lâng-lâng bô-kāng, </text:p>
        <text:p text:style-name="P2"/>
        <text:p text:style-name="P2">像有的人會去學韓國話，</text:p>
        <text:p text:style-name="P2">tshiūnn ū ê lâng ē khì o̍h Hân-kok-uē, </text:p>
        <text:p text:style-name="P2"/>
        <text:p text:style-name="P2">簡單因為望有一工通佮『偶像』講著話，</text:p>
        <text:p text:style-name="P2">kán-tan in-uī bāng ū tsi̍t kang thang kah ‘ōo-siáng’ kóng-tio̍h uē, </text:p>
        <text:p text:style-name="P2"/>
        <text:p text:style-name="P2">雖然一世人可能攏無這个機會。</text:p>
        <text:p text:style-name="P2">sui-jiân tsi̍t-sì-lâng khó-lîng lóng bô tsit ê ki-huē. </text:p>
        <text:p text:style-name="P2"/>
        <text:p text:style-name="P2">若討論語言學習的誘因，</text:p>
        <text:p text:style-name="P2">Nā thó-lūn gí-giân ha̍k-si̍p ê iú-in, </text:p>
        <text:p text:style-name="P2"/>
        <text:p text:style-name="P2">這可能是其中一種，</text:p>
        <text:p text:style-name="P2">tse khó-lîng sī kî-tiong tsi̍t tsióng, </text:p>
        <text:p text:style-name="P2"/>
        <text:p text:style-name="P2">毋過，</text:p>
        <text:p text:style-name="P2">m̄-koh, </text:p>
        <text:p text:style-name="P2"/>
        <text:p text:style-name="P2">伊背後規个歸納起來，</text:p>
        <text:p text:style-name="P2">i puē-āu kui-ê kui-la̍p --khí-lâi, </text:p>
        <text:p text:style-name="P2"/>
        <text:p text:style-name="P2">猶是因為愛。</text:p>
        <text:p text:style-name="P2">iáu sī in-uī ài. </text:p>
        <text:p text:style-name="P2"><text:soft-page-break/>無論是愛錢、愛『偶像』、愛智識，抑是單純愛語言本身。</text:p>
        <text:p text:style-name="P2">Bô-lūn sī ài tsînn, ài ‘ōo-siáng’, ài tì-sik, ia̍h-sī tan-sûn ài gí-giân pún-sin.</text:p>
        <text:p text:style-name="P2"/>
        <text:p text:style-name="P2"/>
        <text:p text:style-name="P2"/>
        <text:p text:style-name="P2">像我一直無法度愛英語，</text:p>
        <text:p text:style-name="P2">Tshiūnn guá it-ti̍t bô-huat-tōo ài Ing-gí, </text:p>
        <text:p text:style-name="P2"/>
        <text:p text:style-name="P2">所以相纏數十冬，</text:p>
        <text:p text:style-name="P2">sóo-í sio-tînn sòo-tsa̍p tang, </text:p>
        <text:p text:style-name="P2"/>
        <text:p text:style-name="P2">到今猶無法度佮伊和平鬥陣。</text:p>
        <text:p text:style-name="P2">kàu-tann iáu bô-huat-tōo kah i hô-pîng tàu-tīn. </text:p>
        <text:p text:style-name="P2"/>
        <text:p text:style-name="P2">國中的「國文」老師對我真好，</text:p>
        <text:p text:style-name="P2">Kok-tiong ê “kok-bûn” lāu-su tuì guá tsin hó, </text:p>
        <text:p text:style-name="P2"/>
        <text:p text:style-name="P2">予我發心共本身足爛的中文學予好，</text:p>
        <text:p text:style-name="P2">hōo guá huat-sim kā pún-sin tsiok nuā ê Tiong-bûn o̍h hōo hó, </text:p>
        <text:p text:style-name="P2"/>
        <text:p text:style-name="P2">這就有愛佇內底。</text:p>
        <text:p text:style-name="P2">tse tō ū ài tī lāi-té. </text:p>
        <text:p text:style-name="P2"/>
        <text:p text:style-name="P2">我佮意法文寫出來的氣味，</text:p>
        <text:p text:style-name="P2">Guá kah-ì Huat-bûn siá --tshut-lâi ê khì-bī, </text:p>
        <text:p text:style-name="P2"/>
        <text:p text:style-name="P2">所以學過一兩個月的法文，</text:p>
        <text:p text:style-name="P2">sóo-í o̍h kuè tsi̍t nn̄g kò gue̍h ê Huat-bûn, </text:p>
        <text:p text:style-name="P2">佮意哲學，</text:p>
        <text:p text:style-name="P2">kah-ì tiat-ha̍k, </text:p>
        <text:p text:style-name="P2"/>
        <text:p text:style-name="P2">所以學過一兩個月的德文，</text:p>
        <text:p text:style-name="P2">sóo-í o̍h kuè tsi̍t nn̄g kò gue̍h ê Tik-bûn, </text:p>
        <text:p text:style-name="P2"/>
        <text:p text:style-name="P2">但是遮的一時興興的行動，</text:p>
        <text:p text:style-name="P2">tān-sī tsia--ê it-sî hìng-hìng ê hîng-tōng, </text:p>
        <text:p text:style-name="P2"/>
        <text:p text:style-name="P2">上落尾無法度直直擋落去，</text:p>
        <text:p text:style-name="P2">siōng lo̍h-bué bô-huat-tōo ti̍t-ti̍t tòng --lo̍h-khì, </text:p>
        <text:p text:style-name="P2"/>
        <text:p text:style-name="P2">畢竟任何一種語言攏有難度，</text:p>
        <text:p text:style-name="P2">pit-kìng jīm-hô tsi̍t tsióng gí-giân lóng ū lân-tōo, </text:p>
        <text:p text:style-name="P2"/>
        <text:p text:style-name="P2">若你的愛無夠，</text:p>
        <text:p text:style-name="P2">nā lí ê ài bô-kàu, </text:p>
        <text:p text:style-name="P2"/>
        <text:p text:style-name="P2">絕對無法度一直擋落去。</text:p>
        <text:p text:style-name="P2">tsua̍t-tuì bô huat-tōo it-ti̍t tòng --lo̍h-khì.</text:p>
        <text:p text:style-name="P2"/>
        <text:p text:style-name="P2"/>
        <text:p text:style-name="P2">大漢才閣學一種新的語言，</text:p>
        <text:p text:style-name="P2">Tuā-hàn tsiah koh o̍h tsi̍t tsióng sin ê gí-giân, </text:p>
        <text:p text:style-name="P2"/>
        <text:p text:style-name="P2">絕對足辛苦。</text:p>
        <text:p text:style-name="P2">tsua̍t-tuì tsiok sin-khóo. </text:p>
        <text:p text:style-name="P2"/>
        <text:p text:style-name="P2">所以我完全會使體諒遐的最後猶是放棄台語的少年人，</text:p>
        <text:p text:style-name="P2"><text:span text:style-name="T2">Sóo-í guá uân-tsuân ē-sái thé-liōng hia--ê tsuè-āu iáu sī hòng-khì Tâi-gí ê siàu-liân-lâng,</text:span> </text:p>
        <text:p text:style-name="P2"><text:soft-page-break/>因為我家己的語言天份就足弱，</text:p>
        <text:p text:style-name="P2">in-uī guá ka-kī ê gí-giân thian-hūn tō tsiok jio̍k, </text:p>
        <text:p text:style-name="P2"/>
        <text:p text:style-name="P2">經歷過濟濟相siâng 的經驗。</text:p>
        <text:p text:style-name="P2">king-li̍k-kuè tsē-tsē sio-siâng ê king-giām. </text:p>
        <text:p text:style-name="P2"/>
        <text:p text:style-name="P2">就算有金錢或者工課的誘因，</text:p>
        <text:p text:style-name="P2">Tō sǹg ū kim-tsînn hi̍k-tsiá khang-khuè ê iú-in, </text:p>
        <text:p text:style-name="P2"/>
        <text:p text:style-name="P2">嘛無保證你有法度共一種語言學起來，</text:p>
        <text:p text:style-name="P2">mā bô pó-tsìng lí ū huat-tōo kā tsi̍t tsióng gí-giân o̍h --khí-lâi, </text:p>
        <text:p text:style-name="P2"/>
        <text:p text:style-name="P2">學語言本來就誠艱難，</text:p>
        <text:p text:style-name="P2">o̍h gí-giân pún-lâi tō tsiânn kan-lân, </text:p>
        <text:p text:style-name="P2"/>
        <text:p text:style-name="P2">終其尾你猶是著愛對這个語言有愛。</text:p>
        <text:p text:style-name="P2">tsiong-kî-bué lí iáu sī tio̍h ài tuì tsit ê gí-giân ū ài.</text:p>
        <text:p text:style-name="P2"/>
        <text:p text:style-name="P2"/>
        <text:p text:style-name="P2">所以，</text:p>
        <text:p text:style-name="P2">Sóo-í, </text:p>
        <text:p text:style-name="P2"/>
        <text:p text:style-name="P2">真濟爸母佇囡仔細漢的時毋肯教in母語，</text:p>
        <text:p text:style-name="P2">tsin tsē pē-bú tī gín-á sè-hàn ê sî m̄ khíng kà in bú-gí, </text:p>
        <text:p text:style-name="P2"/>
        <text:p text:style-name="P2">其實是足殘忍的行為，</text:p>
        <text:p text:style-name="P2">kî-si̍t sī tsiok tsân-jím ê hîng-uî, </text:p>
        <text:p text:style-name="P2"/>
        <text:p text:style-name="P2">有一工當in想欲共攬牢咧的時，</text:p>
        <text:p text:style-name="P2">ū tsi̍t kang tng in siūnn-beh kā lám-tiâu --leh ê sî, </text:p>
        <text:p text:style-name="P2"/>
        <text:p text:style-name="P2">煞著愛千辛萬苦走揣。</text:p>
        <text:p text:style-name="P2">suah tio̍h ài tshian-sin-bān-khóo tsáu-tshuē.</text:p>
        <text:p text:style-name="P2"/>
        <text:p text:style-name="P2"/>
        <text:p text:style-name="P2">一種語言有路用無路用，</text:p>
        <text:p text:style-name="P2">Tsi̍t tsióng gí-giân ū-lōo-īng bô-lōo-īng, </text:p>
        <text:p text:style-name="P2"/>
        <text:p text:style-name="P2">袂使遐爾看短無看長，</text:p>
        <text:p text:style-name="P2">bē-sái hiah-nī khuànn té bô khuànn tn̂g, </text:p>
        <text:p text:style-name="P2"/>
        <text:p text:style-name="P2">真濟這馬足興的語言，</text:p>
        <text:p text:style-name="P2">tsin tsē tsit-má tsiok hing ê gí-giân, </text:p>
        <text:p text:style-name="P2"/>
        <text:p text:style-name="P2">以前嘛捌經歷過烏焦瘦的階段。</text:p>
        <text:p text:style-name="P2">í-tsîng mā bat king-li̍k-kuè oo-ta-sán ê kai-tuānn.</text:p>
        <text:p text:style-name="P2"/>
        <text:p text:style-name="P2"/>
        <text:p text:style-name="P2">中世紀的英語是庄跤無智識的人咧講的話，</text:p>
        <text:p text:style-name="P2">Tiong-sè-kí ê Ing-gí sī tsng-kha bô tì-sik ê lâng teh kóng ê uē, </text:p>
        <text:p text:style-name="P2"/>
        <text:p text:style-name="P2">中世紀的法語是學者袂癮研究的菜市仔話，</text:p>
        <text:p text:style-name="P2">tiong-sè-kí ê Huat-gí sī ha̍k-tsiá bē-giàn gián-kiù ê tshài-tshī-á-uē, </text:p>
        <text:p text:style-name="P2"/>
        <text:p text:style-name="P2"><text:soft-page-break/>中世紀的日語干焦查某人提來寫物件，</text:p>
        <text:p text:style-name="P2">tiong-sè-kí ê Ji̍t-gí kan-ta tsa-bóo-lâng the̍h-lâi siá mi̍h-kiānn, </text:p>
        <text:p text:style-name="P2"/>
        <text:p text:style-name="P2">查埔人欲就是學漢文、寫漢文。</text:p>
        <text:p text:style-name="P2">tsa-poo-lâng beh tō sī o̍h Hàn-bûn, siá Hàn-bûn. </text:p>
        <text:p text:style-name="P2"/>
        <text:p text:style-name="P2">遮的可能攏離這馬傷遠矣。</text:p>
        <text:p text:style-name="P2">Tsia--ê khó-lîng lóng lī tsit-má siunn hn̄g --ah. </text:p>
        <text:p text:style-name="P2"/>
        <text:p text:style-name="P3">二十冬前的韓國話根本袂hőng 想欲學，</text:p>
        <text:p text:style-name="P2">Jī-tsa̍p tang tsîng ê Hân-kok-uē kin-pún bē hőng siūnn-beh o̍h, </text:p>
        <text:p text:style-name="P2"/>
        <text:p text:style-name="P2">一種佇散赤半島頂懸，</text:p>
        <text:p text:style-name="P2">tsi̍t-tsióng tī sàn-tshiah puàn-tó tíng-kuân, </text:p>
        <text:p text:style-name="P2"/>
        <text:p text:style-name="P2">歷史上毋捌發展出啥物傳世經典的語言，</text:p>
        <text:p text:style-name="P2">li̍k-sú-siōng m̄ bat huat-tián-tshut siánn-mih thuân-sè king-tián ê gí-giân, </text:p>
        <text:p text:style-name="P2"/>
        <text:p text:style-name="P2">學了會使創啥物？</text:p>
        <text:p text:style-name="P2">o̍h-liáu ē-sái tshòng siánn-mi̍h?</text:p>
        <text:p text:style-name="P2"/>
        <text:p text:style-name="P2"/>
        <text:p text:style-name="P2"/>
        <text:p text:style-name="P2"/>
        <text:p text:style-name="P2">放捒家己母語的民族將來必然無啥物前途通講，</text:p>
        <text:p text:style-name="P2">Pàng-sak ka-kī bú-gí ê bîn-tso̍k tsiong-lâi pit-jiân bô siánn-mi̍h tsiân-tôo thang kóng, </text:p>
        <text:p text:style-name="P2"/>
        <text:p text:style-name="P2">因為永遠會有比恁閣較𠢕學遐的外來語言的人，</text:p>
        <text:p text:style-name="P2">in-uī íng-uán ē ū pí lín koh-khah gâu o̍h hia-ê guā-lâi gí-giân ê lâng, </text:p>
        <text:p text:style-name="P2"/>
        <text:p text:style-name="P2">in會永遠走佇恁頭前，</text:p>
        <text:p text:style-name="P2">in ē íng-uán tsáu tī lín thâu-tsîng, </text:p>
        <text:p text:style-name="P2"/>
        <text:p text:style-name="P2">恁今仔永遠綴後壁逐，</text:p>
        <text:p text:style-name="P2">lín tann-á íng-uán tuè āu-piah jiok, </text:p>
        <text:p text:style-name="P2"/>
        <text:p text:style-name="P2">恁所栽培的果子嘛會自然變做in田園的收成。</text:p>
        <text:p text:style-name="P2">lín sóo tsai-puê ê kué-tsí mā ē tsū-jiân piàn-tsò in tshân-hn̂g ê siu-sîng.</text:p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27b65" officeooo:paragraph-rsid="00027b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99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01:29.287542911</dc:date>
    <meta:editing-duration>PT3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8" meta:word-count="1351" meta:character-count="3919" meta:non-whitespace-character-count="3428"/>
  </office:meta>
</office:document-meta>
</file>